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cript-lb.xml" manifest:media-type="text/xml"/>
  <manifest:file-entry manifest:full-path="Basic/VBAProject/Hoja1.xml" manifest:media-type="text/xml"/>
  <manifest:file-entry manifest:full-path="Basic/VBAProject/Módulo1.xml" manifest:media-type="text/xml"/>
  <manifest:file-entry manifest:full-path="Basic/VBAProject/Módulo2.xml" manifest:media-type="text/xml"/>
  <manifest:file-entry manifest:full-path="Basic/VBAProject/script-lb.xml" manifest:media-type="text/xml"/>
  <manifest:file-entry manifest:full-path="Basic/VBAProject/ThisWorkbook.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83cm"/>
    </style:style>
    <style:style style:name="co2" style:family="table-column">
      <style:table-column-properties fo:break-before="auto" style:column-width="3.415cm"/>
    </style:style>
    <style:style style:name="co3" style:family="table-column">
      <style:table-column-properties fo:break-before="auto" style:column-width="2.35cm"/>
    </style:style>
    <style:style style:name="ro1" style:family="table-row">
      <style:table-row-properties style:row-height="0.794cm" fo:break-before="auto" style:use-optimal-row-height="false"/>
    </style:style>
    <style:style style:name="ro2" style:family="table-row">
      <style:table-row-properties style:row-height="0.529cm" fo:break-before="auto" style:use-optimal-row-height="true"/>
    </style:style>
    <style:style style:name="ro3" style:family="table-row">
      <style:table-row-properties style:row-height="0.487cm" fo:break-before="auto" style:use-optimal-row-height="true"/>
    </style:style>
    <style:style style:name="ta1" style:family="table" style:master-page-name="PageStyle_5f_Sheet1">
      <style:table-properties table:display="true" style:writing-mode="lr-tb"/>
    </style:style>
    <style:style style:name="ce1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loext:background-complex-color loext:theme-type="light1" loext:color-type="theme"/>
      </style:table-cell-properties>
      <style:paragraph-properties css3t:text-justify="auto" fo:margin-left="0cm" style:writing-mode="page"/>
      <style:text-properties fo:color="#767171" style:text-outline="false" style:text-line-through-style="none" style:text-line-through-type="none" style:font-name="Calibri" fo:font-size="11pt" fo:language="en" fo:country="US"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2" loext:color-type="theme">
          <loext:transformation loext:type="lummod" loext:value="5000"/>
        </loext:char-complex-color>
      </style:text-properties>
    </style:style>
    <style:style style:name="ce17" style:family="table-cell" style:parent-style-name="Default">
      <style:table-cell-properties fo:background-color="#ffffff" style:rotation-align="none">
        <loext:background-complex-color loext:theme-type="light1" loext:color-type="theme"/>
      </style:table-cell-properties>
      <style:text-properties fo:language="en" fo:country="US"/>
    </style:style>
    <style:style style:name="ce18" style:family="table-cell" style:parent-style-name="Default">
      <style:table-cell-properties fo:border-bottom="0.74pt solid #4472c4" fo:background-color="#ffffff" style:diagonal-bl-tr="none" style:diagonal-tl-br="none" fo:border-left="none" fo:border-right="none" style:rotation-align="none" fo:border-top="none">
        <loext:border-bottom-complex-color loext:theme-type="accent5" loext:color-type="theme"/>
        <loext:background-complex-color loext:theme-type="light1" loext:color-type="theme"/>
      </style:table-cell-properties>
      <style:text-properties fo:color="#000000" style:text-outline="false" style:text-line-through-style="none" style:text-line-through-type="none" style:font-name="Calibri" fo:font-size="12pt" fo:language="en" fo:country="US" fo:font-style="normal" fo:text-shadow="none" style:text-underline-style="none" fo:font-weight="normal"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ce19" style:family="table-cell" style:parent-style-name="Default">
      <style:table-cell-properties fo:border-bottom="none" fo:background-color="#8faadc" style:diagonal-bl-tr="none" style:diagonal-tl-br="none" fo:border-left="none" fo:border-right="none" style:rotation-align="none" fo:border-top="0.74pt solid #4472c4">
        <loext:background-complex-color loext:theme-type="accent5" loext:color-type="theme">
          <loext:transformation loext:type="lummod" loext:value="6000"/>
          <loext:transformation loext:type="lumoff" loext:value="3999"/>
        </loext:background-complex-color>
        <loext:border-top-complex-color loext:theme-type="accent5" loext:color-type="theme"/>
      </style:table-cell-properties>
      <style:text-properties fo:color="#2f5597" style:text-outline="false" style:text-line-through-style="none" style:text-line-through-type="none" style:font-name="Calibri" fo:font-size="11pt" fo:language="en" fo:country="US"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accent5" loext:color-type="theme">
          <loext:transformation loext:type="lummod" loext:value="7500"/>
        </loext:char-complex-color>
      </style:text-properties>
    </style:style>
    <style:style style:name="ce20" style:family="table-cell" style:parent-style-name="Default">
      <style:table-cell-properties fo:background-color="#b4c7e7" style:rotation-align="none">
        <loext:background-complex-color loext:theme-type="accent5" loext:color-type="theme">
          <loext:transformation loext:type="lummod" loext:value="4000"/>
          <loext:transformation loext:type="lumoff" loext:value="5999"/>
        </loext:background-complex-color>
      </style:table-cell-properties>
      <style:text-properties fo:color="#2f5597" style:text-outline="false" style:text-line-through-style="none" style:text-line-through-type="none" style:font-name="Calibri" fo:font-size="11pt" fo:language="en" fo:country="US"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accent5" loext:color-type="theme">
          <loext:transformation loext:type="lummod" loext:value="7500"/>
        </loext:char-complex-color>
      </style:text-properties>
    </style:style>
    <style:style style:name="ce21" style:family="table-cell" style:parent-style-name="Default">
      <style:table-cell-properties fo:border-bottom="none" fo:background-color="#b4c7e7" style:diagonal-bl-tr="none" style:diagonal-tl-br="none" fo:border-left="none" fo:border-right="none" style:rotation-align="none" fo:border-top="0.74pt solid #4472c4">
        <loext:background-complex-color loext:theme-type="accent5" loext:color-type="theme">
          <loext:transformation loext:type="lummod" loext:value="4000"/>
          <loext:transformation loext:type="lumoff" loext:value="5999"/>
        </loext:background-complex-color>
        <loext:border-top-complex-color loext:theme-type="accent5" loext:color-type="theme"/>
      </style:table-cell-properties>
      <style:text-properties fo:language="en" fo:country="US"/>
    </style:style>
    <style:style style:name="ce22" style:family="table-cell" style:parent-style-name="Default">
      <style:table-cell-properties fo:background-color="#8faadc" style:rotation-align="none">
        <loext:background-complex-color loext:theme-type="accent5" loext:color-type="theme">
          <loext:transformation loext:type="lummod" loext:value="6000"/>
          <loext:transformation loext:type="lumoff" loext:value="3999"/>
        </loext:background-complex-color>
      </style:table-cell-properties>
      <style:text-properties fo:language="en" fo:country="US"/>
    </style:style>
    <style:style style:name="ce23" style:family="table-cell" style:parent-style-name="Default">
      <style:table-cell-properties fo:border-bottom="none" fo:background-color="#ffffff" style:diagonal-bl-tr="none" style:diagonal-tl-br="none" fo:border-left="none" fo:border-right="none" style:rotation-align="none" fo:border-top="0.74pt solid #4472c4">
        <loext:background-complex-color loext:theme-type="light1" loext:color-type="theme"/>
        <loext:border-top-complex-color loext:theme-type="accent5" loext:color-type="theme"/>
      </style:table-cell-properties>
      <style:text-properties fo:color="#2f5597" style:text-outline="false" style:text-line-through-style="none" style:text-line-through-type="none" style:font-name="Calibri" fo:font-size="11pt" fo:language="en" fo:country="US"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accent5" loext:color-type="theme">
          <loext:transformation loext:type="lummod" loext:value="7500"/>
        </loext:char-complex-color>
      </style:text-properties>
      <style:map style:condition="is-true-formula(MOD(ROW();2)=0)" style:apply-style-name="ConditionalStyle_5f_3" style:base-cell-address="Sheet1.B8"/>
      <style:map style:condition="is-true-formula(MOD(ROW();2)=1)" style:apply-style-name="ConditionalStyle_5f_2" style:base-cell-address="Sheet1.B8"/>
    </style:style>
    <style:style style:name="ce24" style:family="table-cell" style:parent-style-name="Default">
      <style:table-cell-properties fo:background-color="#ffffff" style:rotation-align="none">
        <loext:background-complex-color loext:theme-type="light1" loext:color-type="theme"/>
      </style:table-cell-properties>
      <style:text-properties fo:color="#2f5597" style:text-outline="false" style:text-line-through-style="none" style:text-line-through-type="none" style:font-name="Calibri" fo:font-size="11pt" fo:language="en" fo:country="US"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accent5" loext:color-type="theme">
          <loext:transformation loext:type="lummod" loext:value="7500"/>
        </loext:char-complex-color>
      </style:text-properties>
      <style:map style:condition="is-true-formula(MOD(ROW();2)=0)" style:apply-style-name="ConditionalStyle_5f_3" style:base-cell-address="Sheet1.B8"/>
      <style:map style:condition="is-true-formula(MOD(ROW();2)=1)" style:apply-style-name="ConditionalStyle_5f_2" style:base-cell-address="Sheet1.B8"/>
    </style:style>
    <style:style style:name="ce25" style:family="table-cell" style:parent-style-name="Default">
      <style:table-cell-properties fo:border-bottom="0.74pt solid #4472c4" fo:background-color="#ffffff" style:diagonal-bl-tr="none" style:diagonal-tl-br="none" fo:border-left="none" fo:border-right="none" style:rotation-align="none" fo:border-top="none">
        <loext:border-bottom-complex-color loext:theme-type="accent5" loext:color-type="theme"/>
        <loext:background-complex-color loext:theme-type="light1" loext:color-type="theme"/>
      </style:table-cell-properties>
      <style:text-properties fo:language="en" fo:country="US"/>
    </style:style>
    <style:style style:name="ce26" style:family="table-cell" style:parent-style-name="Default">
      <style:table-cell-properties fo:border-bottom="none" fo:background-color="#ffffff" style:diagonal-bl-tr="none" style:diagonal-tl-br="none" fo:border-left="none" fo:border-right="none" style:rotation-align="none" fo:border-top="0.74pt solid #4472c4">
        <loext:background-complex-color loext:theme-type="light1" loext:color-type="theme"/>
        <loext:border-top-complex-color loext:theme-type="accent5" loext:color-type="theme"/>
      </style:table-cell-properties>
      <style:text-properties fo:language="en" fo:country="US"/>
    </style:style>
    <style:style style:name="ce27" style:family="table-cell" style:parent-style-name="Default">
      <style:table-cell-properties fo:background-color="#dae3f3" style:rotation-align="none">
        <loext:background-complex-color loext:theme-type="accent5" loext:color-type="theme">
          <loext:transformation loext:type="lummod" loext:value="2000"/>
          <loext:transformation loext:type="lumoff" loext:value="7999"/>
        </loext:background-complex-color>
      </style:table-cell-properties>
      <style:text-properties fo:language="en" fo:country="US"/>
    </style:style>
    <style:style style:name="ce28" style:family="table-cell" style:parent-style-name="Default">
      <style:table-cell-properties fo:border-bottom="none" fo:background-color="#ffffff" style:diagonal-bl-tr="none" style:diagonal-tl-br="none" fo:border-left="none" fo:border-right="none" style:rotation-align="none" fo:border-top="0.74pt solid #4472c4">
        <loext:background-complex-color loext:theme-type="light1" loext:color-type="theme"/>
        <loext:border-top-complex-color loext:theme-type="accent5" loext:color-type="theme"/>
      </style:table-cell-properties>
      <style:text-properties fo:language="en" fo:country="US"/>
      <style:map style:condition="is-true-formula(MOD(ROW();2)=1)" style:apply-style-name="ConditionalStyle_5f_1" style:base-cell-address="Sheet1.C8"/>
    </style:style>
    <style:style style:name="ce29" style:family="table-cell" style:parent-style-name="Default">
      <style:table-cell-properties fo:background-color="#ffffff" style:rotation-align="none">
        <loext:background-complex-color loext:theme-type="light1" loext:color-type="theme"/>
      </style:table-cell-properties>
      <style:text-properties fo:language="en" fo:country="US"/>
      <style:map style:condition="is-true-formula(MOD(ROW();2)=1)" style:apply-style-name="ConditionalStyle_5f_1" style:base-cell-address="Sheet1.C8"/>
    </style:style>
    <style:style style:name="ce30" style:family="table-cell" style:parent-style-name="Default">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Calibri" fo:font-size="11pt" fo:language="en" fo:country="US"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1" style:family="table-cell" style:parent-style-name="Default">
      <style:table-cell-properties fo:background-color="#ffffff" style:rotation-align="none">
        <loext:background-complex-color loext:theme-type="light1" loext:color-type="theme"/>
      </style:table-cell-properties>
      <style:text-properties fo:language="en" fo:country="US" style:text-underline-style="none"/>
      <style:map style:condition="is-true-formula(MOD(ROW();2)=1)" style:apply-style-name="ConditionalStyle_5f_1" style:base-cell-address="Sheet1.C8"/>
    </style:style>
    <style:style style:name="gr1" style:family="graphic" style:parent-style-name="Default">
      <style:graphic-properties draw:textarea-vertical-align="middle" fo:background-color="#ece9d8" loext:decorative="false"/>
      <style:text-properties fo:color="#000000" style:text-line-through-style="none" style:text-line-through-type="none" fo:font-family="Calibri" fo:font-size="11pt" fo:font-style="normal" style:text-underline-style="none" fo:font-weight="normal"/>
    </style:style>
    <style:style style:name="P1" style:family="paragraph">
      <style:paragraph-properties fo:text-align="center"/>
      <style:text-properties fo:color="#000000" style:text-line-through-style="none" style:text-line-through-type="none" fo:font-family="Calibri" fo:font-size="11pt" fo:font-style="normal" style:text-underline-style="none" fo:font-weight="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1" form:id="control1" form:label="Train"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Donato/Documents/Projects/CloudTechnologiesProject/src/frontend/frontend.ods/content.xml"/>
              </form:properties>
              <office:event-listeners>
                <script:event-listener script:language="ooo:script" script:event-name="form:performaction" xlink:href="vnd.sun.star.script:VBAProject.Módulo1.Train?language=Basic&amp;location=document" xlink:type="simple"/>
              </office:event-listeners>
            </form:button>
            <form:button form:name="Button 3" form:control-implementation="ooo:com.sun.star.form.component.CommandButton" xml:id="control2" form:id="control2" form:label="Predict"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Donato/Documents/Projects/CloudTechnologiesProject/src/frontend/frontend.ods/content.xml"/>
              </form:properties>
              <office:event-listeners>
                <script:event-listener script:language="ooo:script" script:event-name="form:performaction" xlink:href="vnd.sun.star.script:VBAProject.Módulo2.Predict?language=Basic&amp;location=document" xlink:type="simple"/>
              </office:event-listeners>
            </form:button>
          </form:form>
        </office:forms>
        <table:shapes>
          <draw:control draw:z-index="0" draw:style-name="gr1" draw:text-style-name="P1" svg:width="1.7cm" svg:height="1cm" svg:x="1.77cm" svg:y="2.75cm" draw:control="control1"/>
          <draw:control draw:z-index="1" draw:style-name="gr1" draw:text-style-name="P1" svg:width="1.7cm" svg:height="1cm" svg:x="3.48cm" svg:y="2.75cm" draw:control="control2"/>
        </table:shapes>
        <table:table-column table:style-name="co1" table:default-cell-style-name="ce17"/>
        <table:table-column table:style-name="co2" table:default-cell-style-name="ce24"/>
        <table:table-column table:style-name="co1" table:number-columns-repeated="3" table:default-cell-style-name="ce29"/>
        <table:table-column table:style-name="co3" table:default-cell-style-name="ce29"/>
        <table:table-column table:style-name="co1" table:number-columns-repeated="16378" table:default-cell-style-name="ce29"/>
        <table:table-row table:style-name="ro1">
          <table:table-cell table:style-name="ce16"/>
          <table:table-cell table:style-name="ce17" table:number-columns-repeated="2"/>
          <table:table-cell table:style-name="ce30"/>
          <table:table-cell table:style-name="ce17" table:number-columns-repeated="16380"/>
        </table:table-row>
        <table:table-row table:style-name="ro2">
          <table:table-cell/>
          <table:table-cell table:style-name="ce18" office:value-type="string" calcext:value-type="string">
            <text:p>AI TRAINER</text:p>
          </table:table-cell>
          <table:table-cell table:style-name="ce25" table:number-columns-repeated="16382"/>
        </table:table-row>
        <table:table-row table:style-name="ro3">
          <table:table-cell/>
          <table:table-cell table:style-name="ce17" table:number-columns-repeated="16383"/>
        </table:table-row>
        <table:table-row table:style-name="ro3">
          <table:table-cell/>
          <table:table-cell table:style-name="ce19" office:value-type="string" calcext:value-type="string">
            <text:p>Input</text:p>
          </table:table-cell>
          <table:table-cell table:number-columns-repeated="2" table:style-name="ce26" office:value-type="float" office:value="4" calcext:value-type="float">
            <text:p>4</text:p>
          </table:table-cell>
          <table:table-cell table:style-name="ce26" table:number-columns-repeated="16380"/>
        </table:table-row>
        <table:table-row table:style-name="ro3">
          <table:table-cell/>
          <table:table-cell table:style-name="ce20" office:value-type="string" calcext:value-type="string">
            <text:p>Predicted Output</text:p>
          </table:table-cell>
          <table:table-cell table:style-name="ce27" table:number-columns-repeated="16382"/>
        </table:table-row>
        <table:table-row table:style-name="ro3">
          <table:table-cell/>
          <table:table-cell table:style-name="ce21" table:number-columns-repeated="16383"/>
        </table:table-row>
        <table:table-row table:style-name="ro3">
          <table:table-cell/>
          <table:table-cell table:style-name="ce22" table:number-columns-repeated="16383"/>
        </table:table-row>
        <table:table-row table:style-name="ro3">
          <table:table-cell/>
          <table:table-cell table:style-name="ce23" office:value-type="string" calcext:value-type="string">
            <text:p>Training Input</text:p>
          </table:table-cell>
          <table:table-cell table:number-columns-repeated="2" table:style-name="ce28" office:value-type="float" office:value="1" calcext:value-type="float">
            <text:p>1</text:p>
          </table:table-cell>
          <table:table-cell table:style-name="ce28" table:number-columns-repeated="16380"/>
        </table:table-row>
        <table:table-row table:style-name="ro3">
          <table:table-cell/>
          <table:table-cell office:value-type="string" calcext:value-type="string">
            <text:p>Expected Output</text:p>
          </table:table-cell>
          <table:table-cell office:value-type="float" office:value="1" calcext:value-type="float">
            <text:p>1</text:p>
          </table:table-cell>
          <table:table-cell table:number-columns-repeated="16381"/>
        </table:table-row>
        <table:table-row table:style-name="ro3">
          <table:table-cell/>
          <table:table-cell table:style-name="ce23" office:value-type="string" calcext:value-type="string">
            <text:p>Training Input</text:p>
          </table:table-cell>
          <table:table-cell table:number-columns-repeated="2" office:value-type="float" office:value="2" calcext:value-type="float">
            <text:p>2</text:p>
          </table:table-cell>
          <table:table-cell table:number-columns-repeated="16380"/>
        </table:table-row>
        <table:table-row table:style-name="ro3">
          <table:table-cell/>
          <table:table-cell office:value-type="string" calcext:value-type="string">
            <text:p>Expected Output</text:p>
          </table:table-cell>
          <table:table-cell office:value-type="float" office:value="2" calcext:value-type="float">
            <text:p>2</text:p>
          </table:table-cell>
          <table:table-cell table:style-name="ce31"/>
          <table:table-cell table:number-columns-repeated="16380"/>
        </table:table-row>
        <table:table-row table:style-name="ro3">
          <table:table-cell/>
          <table:table-cell table:style-name="ce23" office:value-type="string" calcext:value-type="string">
            <text:p>Training Input</text:p>
          </table:table-cell>
          <table:table-cell table:number-columns-repeated="2" office:value-type="float" office:value="3" calcext:value-type="float">
            <text:p>3</text:p>
          </table:table-cell>
          <table:table-cell table:number-columns-repeated="16380"/>
        </table:table-row>
        <table:table-row table:style-name="ro3">
          <table:table-cell/>
          <table:table-cell office:value-type="string" calcext:value-type="string">
            <text:p>Expected Output</text:p>
          </table:table-cell>
          <table:table-cell office:value-type="float" office:value="3" calcext:value-type="float">
            <text:p>3</text:p>
          </table:table-cell>
          <table:table-cell table:number-columns-repeated="16381"/>
        </table:table-row>
        <table:table-row table:style-name="ro3">
          <table:table-cell/>
          <table:table-cell table:style-name="ce23" office:value-type="string" calcext:value-type="string">
            <text:p>Training Input</text:p>
          </table:table-cell>
          <table:table-cell table:number-columns-repeated="16382"/>
        </table:table-row>
        <table:table-row table:style-name="ro3">
          <table:table-cell/>
          <table:table-cell office:value-type="string" calcext:value-type="string">
            <text:p>Expected Output</text:p>
          </table:table-cell>
          <table:table-cell table:number-columns-repeated="16382"/>
        </table:table-row>
        <table:table-row table:style-name="ro3">
          <table:table-cell/>
          <table:table-cell table:style-name="ce23" office:value-type="string" calcext:value-type="string">
            <text:p>Training Input</text:p>
          </table:table-cell>
          <table:table-cell table:number-columns-repeated="16382"/>
        </table:table-row>
        <table:table-row table:style-name="ro3">
          <table:table-cell/>
          <table:table-cell office:value-type="string" calcext:value-type="string">
            <text:p>Expected Output</text:p>
          </table:table-cell>
          <table:table-cell table:number-columns-repeated="16382"/>
        </table:table-row>
        <table:table-row table:style-name="ro3">
          <table:table-cell/>
          <table:table-cell table:style-name="ce23" office:value-type="string" calcext:value-type="string">
            <text:p>Training Input</text:p>
          </table:table-cell>
          <table:table-cell table:number-columns-repeated="16382"/>
        </table:table-row>
        <table:table-row table:style-name="ro3">
          <table:table-cell/>
          <table:table-cell office:value-type="string" calcext:value-type="string">
            <text:p>Expected Output</text:p>
          </table:table-cell>
          <table:table-cell table:number-columns-repeated="16382"/>
        </table:table-row>
        <table:table-row table:style-name="ro3">
          <table:table-cell/>
          <table:table-cell table:style-name="ce23" office:value-type="string" calcext:value-type="string">
            <text:p>Training Input</text:p>
          </table:table-cell>
          <table:table-cell table:number-columns-repeated="16382"/>
        </table:table-row>
        <table:table-row table:style-name="ro3">
          <table:table-cell/>
          <table:table-cell office:value-type="string" calcext:value-type="string">
            <text:p>Expected Output</text:p>
          </table:table-cell>
          <table:table-cell table:number-columns-repeated="16382"/>
        </table:table-row>
        <table:table-row table:style-name="ro3">
          <table:table-cell/>
          <table:table-cell table:style-name="ce23" office:value-type="string" calcext:value-type="string">
            <text:p>Training Input</text:p>
          </table:table-cell>
          <table:table-cell table:number-columns-repeated="16382"/>
        </table:table-row>
        <table:table-row table:style-name="ro3">
          <table:table-cell/>
          <table:table-cell office:value-type="string" calcext:value-type="string">
            <text:p>Expected Output</text:p>
          </table:table-cell>
          <table:table-cell table:number-columns-repeated="16382"/>
        </table:table-row>
        <table:table-row table:style-name="ro3">
          <table:table-cell/>
          <table:table-cell table:style-name="ce23" office:value-type="string" calcext:value-type="string">
            <text:p>Training Input</text:p>
          </table:table-cell>
          <table:table-cell table:number-columns-repeated="16382"/>
        </table:table-row>
        <table:table-row table:style-name="ro3">
          <table:table-cell/>
          <table:table-cell office:value-type="string" calcext:value-type="string">
            <text:p>Expected Output</text:p>
          </table:table-cell>
          <table:table-cell table:number-columns-repeated="16382"/>
        </table:table-row>
        <table:table-row table:style-name="ro3">
          <table:table-cell/>
          <table:table-cell table:style-name="ce23" office:value-type="string" calcext:value-type="string">
            <text:p>Training Input</text:p>
          </table:table-cell>
          <table:table-cell table:number-columns-repeated="16382"/>
        </table:table-row>
        <table:table-row table:style-name="ro3">
          <table:table-cell/>
          <table:table-cell office:value-type="string" calcext:value-type="string">
            <text:p>Expected Output</text:p>
          </table:table-cell>
          <table:table-cell table:number-columns-repeated="16382"/>
        </table:table-row>
        <table:table-row table:style-name="ro3">
          <table:table-cell/>
          <table:table-cell table:style-name="ce23" office:value-type="string" calcext:value-type="string">
            <text:p>Training Input</text:p>
          </table:table-cell>
          <table:table-cell table:number-columns-repeated="16382"/>
        </table:table-row>
        <table:table-row table:style-name="ro3">
          <table:table-cell/>
          <table:table-cell office:value-type="string" calcext:value-type="string">
            <text:p>Expected Output</text:p>
          </table:table-cell>
          <table:table-cell table:number-columns-repeated="16382"/>
        </table:table-row>
        <table:table-row table:style-name="ro3">
          <table:table-cell/>
          <table:table-cell table:style-name="ce23" office:value-type="string" calcext:value-type="string">
            <text:p>Training Input</text:p>
          </table:table-cell>
          <table:table-cell table:number-columns-repeated="16382"/>
        </table:table-row>
        <table:table-row table:style-name="ro3">
          <table:table-cell/>
          <table:table-cell office:value-type="string" calcext:value-type="string">
            <text:p>Expected Output</text:p>
          </table:table-cell>
          <table:table-cell table:number-columns-repeated="16382"/>
        </table:table-row>
        <table:table-row table:style-name="ro3">
          <table:table-cell/>
          <table:table-cell table:style-name="ce23" office:value-type="string" calcext:value-type="string">
            <text:p>Training Input</text:p>
          </table:table-cell>
          <table:table-cell table:number-columns-repeated="16382"/>
        </table:table-row>
        <table:table-row table:style-name="ro3">
          <table:table-cell/>
          <table:table-cell office:value-type="string" calcext:value-type="string">
            <text:p>Expected Output</text:p>
          </table:table-cell>
          <table:table-cell table:number-columns-repeated="16382"/>
        </table:table-row>
        <table:table-row table:style-name="ro3">
          <table:table-cell/>
          <table:table-cell table:style-name="ce23" office:value-type="string" calcext:value-type="string">
            <text:p>Training Input</text:p>
          </table:table-cell>
          <table:table-cell table:number-columns-repeated="16382"/>
        </table:table-row>
        <table:table-row table:style-name="ro3">
          <table:table-cell/>
          <table:table-cell office:value-type="string" calcext:value-type="string">
            <text:p>Expected Output</text:p>
          </table:table-cell>
          <table:table-cell table:number-columns-repeated="16382"/>
        </table:table-row>
        <table:table-row table:style-name="ro3" table:number-rows-repeated="1048540">
          <table:table-cell table:number-columns-repeated="16384"/>
        </table:table-row>
        <table:table-row table:style-name="ro3">
          <table:table-cell table:number-columns-repeated="16384"/>
        </table:table-row>
        <calcext:conditional-formats>
          <calcext:conditional-format calcext:target-range-address="Sheet1.B8:Sheet1.B1048576">
            <calcext:condition calcext:apply-style-name="ConditionalStyle_3" calcext:value="formula-is(MOD(ROW();2)=0)" calcext:base-cell-address="Sheet1.B8"/>
            <calcext:condition calcext:apply-style-name="ConditionalStyle_2" calcext:value="formula-is(MOD(ROW();2)=1)" calcext:base-cell-address="Sheet1.B8"/>
          </calcext:conditional-format>
          <calcext:conditional-format calcext:target-range-address="Sheet1.C8:Sheet1.XFD1048576">
            <calcext:condition calcext:apply-style-name="ConditionalStyle_1" calcext:value="formula-is(MOD(ROW();2)=1)" calcext:base-cell-address="Sheet1.C8"/>
          </calcext:conditional-format>
        </calcext:conditional-formats>
      </table:table>
      <table:named-expressions>
        <table:named-expression table:name="_xleta.ROW" table:base-cell-address="$Sheet1.$A$1" table:expression="#NAME?" loext:hidden="tru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style:text-properties fo:color="#ff0000"/>
      <number:text>-</number:text>
      <number:number number:decimal-places="2" number:min-decimal-places="2" number:min-integer-digits="1" number:grouping="true"/>
      <number:text> €</number:text>
      <style:map style:condition="value()&gt;=0" style:apply-style-name="N118P0"/>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time-style style:name="N124">
      <number:hours/>
      <number:text>:</number:text>
      <number:minutes number:style="long"/>
    </number:time-style>
    <number:time-style style:name="N125">
      <number:hours/>
      <number:text>:</number:text>
      <number:minutes number:style="long"/>
      <number:text>:</number:text>
      <number:seconds number:style="long"/>
    </number:time-style>
    <number:date-style style:name="N126">
      <number:day number:style="long"/>
      <number:text>/</number:text>
      <number:month number:style="long"/>
      <number:text>/</number:text>
      <number:year number:style="long"/>
      <number:text> </number:text>
      <number:hours/>
      <number:text>:</number:text>
      <number:minutes number:style="long"/>
    </number:date-style>
    <number:number-style style:name="N128P0" style:volatile="true">
      <number:number number:decimal-places="0" number:min-decimal-places="0" number:min-integer-digits="1" number:grouping="true"/>
      <number:text loext:blank-width-char="€1">   </number:text>
    </number:number-style>
    <number:number-style style:name="N128">
      <number:text>-</number:text>
      <number:number number:decimal-places="0" number:min-decimal-places="0" number:min-integer-digits="1" number:grouping="true"/>
      <number:text loext:blank-width-char="€1">   </number:text>
      <style:map style:condition="value()&gt;=0" style:apply-style-name="N128P0"/>
    </number:number-style>
    <number:number-style style:name="N129P0" style:volatile="true">
      <number:number number:decimal-places="0" number:min-decimal-places="0" number:min-integer-digits="1" number:grouping="true"/>
      <number:text loext:blank-width-char="€1">   </number:text>
    </number:number-style>
    <number:number-style style:name="N129">
      <style:text-properties fo:color="#ff0000"/>
      <number:text>-</number:text>
      <number:number number:decimal-places="0" number:min-decimal-places="0" number:min-integer-digits="1" number:grouping="true"/>
      <number:text loext:blank-width-char="€1">   </number:text>
      <style:map style:condition="value()&gt;=0" style:apply-style-name="N129P0"/>
    </number:number-style>
    <number:number-style style:name="N131P0" style:volatile="true">
      <number:number number:decimal-places="2" number:min-decimal-places="2" number:min-integer-digits="1" number:grouping="true"/>
      <number:text loext:blank-width-char="€1">   </number:text>
    </number:number-style>
    <number:number-style style:name="N131">
      <number:text>-</number:text>
      <number:number number:decimal-places="2" number:min-decimal-places="2" number:min-integer-digits="1" number:grouping="true"/>
      <number:text loext:blank-width-char="€1">   </number:text>
      <style:map style:condition="value()&gt;=0" style:apply-style-name="N131P0"/>
    </number:number-style>
    <number:number-style style:name="N132P0" style:volatile="true">
      <number:number number:decimal-places="2" number:min-decimal-places="2" number:min-integer-digits="1" number:grouping="true"/>
      <number:text loext:blank-width-char="€1">   </number:text>
    </number:number-style>
    <number:number-style style:name="N132">
      <style:text-properties fo:color="#ff0000"/>
      <number:text>-</number:text>
      <number:number number:decimal-places="2" number:min-decimal-places="2" number:min-integer-digits="1" number:grouping="true"/>
      <number:text loext:blank-width-char="€1">   </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36P1" style:volatile="true">
      <number:text>-</number:text>
      <number:fill-character> </number:fill-character>
      <number:number number:decimal-places="0" number:min-decimal-places="0" number:min-integer-digits="1" number:grouping="true"/>
      <number:text loext:blank-width-char="€1_-3">    </number:text>
    </number:number-style>
    <number:number-style style:name="N136P2" style:volatile="true">
      <number:text loext:blank-width-char="-"> </number:text>
      <number:fill-character> </number:fill-character>
      <number:text loext:blank-width-char="€2_-4">-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40P1" style:volatile="true">
      <number:text>-</number:text>
      <number:fill-character> </number:fill-character>
      <number:number number:decimal-places="0" number:min-decimal-places="0" number:min-integer-digits="1" number:grouping="true"/>
      <number:text loext:blank-width-char="-2"> € </number:text>
    </number:number-style>
    <number:number-style style:name="N140P2" style:volatile="true">
      <number:text loext:blank-width-char="-"> </number:text>
      <number:fill-character> </number:fill-character>
      <number:text loext:blank-width-char="-3">- € </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44P1" style:volatile="true">
      <number:text>-</number:text>
      <number:fill-character> </number:fill-character>
      <number:number number:decimal-places="2" number:min-decimal-places="2" number:min-integer-digits="1" number:grouping="true"/>
      <number:text loext:blank-width-char="€1_-3">    </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48P1" style:volatile="true">
      <number:text>-</number:text>
      <number:fill-character> </number:fill-character>
      <number:number number:decimal-places="2" number:min-decimal-places="2" number:min-integer-digits="1" number:grouping="true"/>
      <number:text loext:blank-width-char="-2"> € </number:text>
    </number:number-style>
    <number:number-style style:name="N148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8faadc">
        <loext:background-complex-color loext:theme-type="accent5" loext:color-type="theme">
          <loext:transformation loext:type="lummod" loext:value="6000"/>
          <loext:transformation loext:type="lumoff" loext:value="3999"/>
        </loext:background-complex-color>
      </style:table-cell-properties>
    </style:style>
    <style:style style:name="ConditionalStyle_5f_2" style:display-name="ConditionalStyle_2" style:family="table-cell" style:parent-style-name="Default">
      <style:table-cell-properties fo:background-color="#b4c7e7">
        <loext:background-complex-color loext:theme-type="accent5" loext:color-type="theme">
          <loext:transformation loext:type="lummod" loext:value="4000"/>
          <loext:transformation loext:type="lumoff" loext:value="5999"/>
        </loext:background-complex-color>
      </style:table-cell-properties>
    </style:style>
    <style:style style:name="ConditionalStyle_5f_1" style:display-name="ConditionalStyle_1" style:family="table-cell" style:parent-style-name="Default">
      <style:table-cell-properties fo:background-color="#dae3f3">
        <loext:background-complex-color loext:theme-type="accent5" loext:color-type="theme">
          <loext:transformation loext:type="lummod" loext:value="2000"/>
          <loext:transformation loext:type="lumoff" loext:value="7999"/>
        </loext:background-complex-color>
      </style:table-cell-properties>
    </style:style>
    <draw:marker draw:name="Puntas_20_de_20_flecha_20_1" draw:display-name="Puntas de flecha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05">00/00/0000</text:date>, <text:time style:data-style-name="N2" text:time-value="13:39:23.105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onato</meta:initial-creator>
    <meta:creation-date>2015-06-05T18:17:20</meta:creation-date>
    <dc:date>2025-01-05T13:51:44.669000000</dc:date>
    <meta:generator>LibreOffice/24.8.4.2$Windows_X86_64 LibreOffice_project/bb3cfa12c7b1bf994ecc5649a80400d06cd71002</meta:generator>
    <meta:editing-duration>PT1M28S</meta:editing-duration>
    <meta:editing-cycles>4</meta:editing-cycles>
    <meta:document-statistic meta:table-count="1" meta:cell-count="42" meta:object-count="2"/>
    <meta:user-defined meta:name="AppVersion">16.0300</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Hoja1.xml><?xml version="1.0" encoding="utf-8"?>
<!DOCTYPE module  PUBLIC '-//OpenOffice.org//DTD OfficeDocument 1.0//EN'  'module.dtd'>
<script:module xmlns:script="http://openoffice.org/2000/script" script:name="Hoja1" script:language="StarBasic" script:moduleType="document">Rem Attribute VBA_ModuleType=VBADocumentModule
Option VBASupport 1

Private Sub Worksheet_SelectionChange(ByVal Target As Range)

End Sub

</script:module>
</file>

<file path=Basic/VBAProject/Módulo1.xml><?xml version="1.0" encoding="utf-8"?>
<!DOCTYPE module  PUBLIC '-//OpenOffice.org//DTD OfficeDocument 1.0//EN'  'module.dtd'>
<script:module xmlns:script="http://openoffice.org/2000/script" script:name="Módulo1" script:language="StarBasic" script:moduleType="normal">Rem Attribute VBA_ModuleType=VBAModule
Option VBASupport 1
Sub Train()
    Dim xhr As Object
    Dim url As String
    Dim response As String
    Dim row As Long, col As Long
    Dim jsonData As String
    Dim cell As Range
    
    ' Create the XMLHttpRequest object
    Set xhr = CreateObject("MSXML2.XMLHTTP")
    
    ' Initialize base URL for the API
    url = "http://localhost:8000/train" ' Replace with your API endpoint
    
    ' Initialize the JSON data array
    jsonData = "{""cells"":["
    
    rowStart = 8
    colStart = 3
    ' Loop through all cells starting from C8 onwards
    For row = rowStart To ThisWorkbook.Sheets(1).UsedRange.Rows.Count
        For col = colStart To ThisWorkbook.Sheets(1).UsedRange.Columns.Count
            Set cell = ThisWorkbook.Sheets(1).Cells(row, col)
            If cell.Value &lt;&gt; "" Then
                ' Append cell value as a JSON object to the array
                If Len(jsonData) &gt; Len("{""cells"":[") Then
                    jsonData = jsonData &amp; ", "
                End If
                jsonData = jsonData &amp; "{""row"":" &amp; row &amp; ", ""col"":" &amp; col &amp; ", ""value"":""" &amp; cell.Value &amp; """}"
            End If
        Next col
    Next row
    
    ' Close the JSON array
    jsonData = jsonData &amp; "]}"
    
    ' Debug print the generated JSON data
    ' Debug.Print jsonData
    
    ' Open the request (POST method in this case)
    xhr.Open "POST", url, False
    
    ' Set any necessary headers (optional)
    xhr.setRequestHeader "Content-Type", "application/json"
    
    ' Send the request with the JSON data in the body
    xhr.Send jsonData
    
    ' Get the response
    response = xhr.responseText
    
    ' Display the response in the Immediate Window (Ctrl+G to see it)
    
    ' You can also store the response in a worksheet cell
    ' ThisWorkbook.Sheets(1).Range("A1").Value = response
    
End Sub

</script:module>
</file>

<file path=Basic/VBAProject/Módulo2.xml><?xml version="1.0" encoding="utf-8"?>
<!DOCTYPE module  PUBLIC '-//OpenOffice.org//DTD OfficeDocument 1.0//EN'  'module.dtd'>
<script:module xmlns:script="http://openoffice.org/2000/script" script:name="Módulo2" script:language="StarBasic" script:moduleType="normal">Rem Attribute VBA_ModuleType=VBAModule
Option VBASupport 1
Sub Predict()
    Dim xhr As Object
    Dim url As String
    Dim response As String
    Dim prediction As String
    Dim predictionsArray() As String
    Dim inputValues As String
    Dim cell As Range
    Dim randomValue As Double
    Dim i As Long
    Dim decimalSeparator As String
    Dim col As Long
    Dim hasInput As Boolean
    
    ' Get the system's decimal separator
    decimalSeparator = Application.International(xlDecimalSeparator)
    
    ' Create the XMLHttpRequest object
    Set xhr = CreateObject("MSXML2.XMLHTTP")
    
    ' Initialize base URL for the API
    url = "http://localhost:8000/predict" ' Replace with your API endpoint
    
    ' Initialize the input values string and flag for input validation
    inputValues = ""
    hasInput = False
    
    ' Loop through cells in row 4 (starting from column C) to check for input
    For col = 3 To ThisWorkbook.Sheets(1).UsedRange.Columns.Count
        Set cell = ThisWorkbook.Sheets(1).Cells(4, col)
        If cell.Value &lt;&gt; "" Then
            hasInput = True
            ' Append each value as a comma-separated string
            If Len(inputValues) &gt; 0 Then
                inputValues = inputValues &amp; "%"
            End If
            inputValues = inputValues &amp; URLEncode(cell.Value)
        End If
    Next col
    
    ' Validate that input row is not empty
    If Not hasInput Then
        MsgBox "Error: No input found in row 4. Please provide input values.", vbExclamation
        Exit Sub
    End If
    
    ' Build the full URL with the query parameters
    randomValue = Rnd()
    url = url &amp; "?input=" &amp; inputValues &amp; "&amp;rand=" &amp; randomValue
    
    ' Open the request (GET method)
    xhr.Open "GET", url, False
    
    ' Set necessary headers to prevent caching
    xhr.setRequestHeader "Content-Type", "application/json"
    
    ' Send the GET request
    xhr.Send
    
    ' Error handling for the request
    If xhr.Status = 200 Then
        response = xhr.responseText
    Else
        MsgBox "Error: " &amp; xhr.Status &amp; " - " &amp; xhr.statusText, vbCritical
        Exit Sub
    End If
    
    ' Extract the prediction field using a more robust JSON parsing method
    prediction = ExtractJsonField(response, "prediction")
    If prediction = "" Then
        MsgBox "Error: 'prediction' field not found in response", vbExclamation
        Exit Sub
    End If
    
    ' Split predictions by comma
    predictionsArray = Split(prediction, ",")
    
    ' Replace the decimal separator in each value (if needed)
    For i = 0 To UBound(predictionsArray)
        If decimalSeparator &lt;&gt; "." Then
            predictionsArray(i) = Replace(predictionsArray(i), ".", decimalSeparator)
        End If
    Next i
    
    ' Clear row 5 from column C onwards before writing new values
    ThisWorkbook.Sheets(1).Rows(5).Columns("C:Z").ClearContents
    
    ' Write each prediction value in the corresponding columns starting from C5
    For i = 0 To UBound(predictionsArray)
        ThisWorkbook.Sheets(1).Cells(5, 3 + i).Value = CDbl(Trim(predictionsArray(i))) ' Ensure proper conversion to decimal
    Next i
    
    ' Store the raw response in a worksheet cell for debugging (optional)
    ' ThisWorkbook.Sheets(1).Range("A1").Value = response
    
    ' Clear the xhr object
    Set xhr = Nothing
End Sub

' Helper function to URL encode the input values
Function URLEncode(str As String) As String
    Dim result As String
    Dim i As Long
    Dim charCode As Long
    result = ""
    For i = 1 To Len(str)
        charCode = Asc(Mid(str, i, 1))
        If (charCode &gt;= 48 And charCode &lt;= 57) Or (charCode &gt;= 65 And charCode &lt;= 90) Or (charCode &gt;= 97 And charCode &lt;= 122) Then
            result = result &amp; Chr(charCode)
        Else
            result = result &amp; "%" &amp; Right("00" &amp; Hex(charCode), 2)
        End If
    Next i
    URLEncode = result
End Function

' Helper function to extract a JSON field value
Function ExtractJsonField(json As String, fieldName As String) As String
    Dim startPos As Long, endPos As Long, fieldValue As String
    Dim searchPattern As String
    searchPattern = """" &amp; fieldName &amp; """:" &amp; """"
    startPos = InStr(json, searchPattern)
    If startPos &gt; 0 Then
        startPos = startPos + Len(searchPattern)
        endPos = InStr(startPos, json, """")
        If endPos &gt; 0 Then
            fieldValue = Mid(json, startPos, endPos - startPos)
            ExtractJsonField = fieldValue
        Else
            ExtractJsonField = ""
        End If
    Else
        ExtractJsonField = ""
    End If
End Function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Hoja1"/>
  <library:element library:name="Módulo1"/>
  <library:element library:name="Módulo2"/>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